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4.272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4.5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wrap-option="wrap" fo:border-left="0.002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неспецифическое</text:p>
          </table:table-cell>
          <table:table-cell table:style-name="ce2" office:value-type="string">
            <text:p>лингвоспецифическое</text:p>
          </table:table-cell>
          <table:table-cell/>
          <table:table-cell table:style-name="ce2" office:value-type="string" table:number-columns-spanned="3" table:number-rows-spanned="1">
            <text:p>меры разброса</text:p>
          </table:table-cell>
          <table:covered-table-cell table:style-name="ce2" office:value-type="string">
            <text:p>меры разброса</text:p>
          </table:covered-table-cell>
          <table:covered-table-cell/>
        </table:table-row>
        <table:table-row table:style-name="ro1">
          <table:table-cell office:value-type="string">
            <text:p>ударение</text:p>
          </table:table-cell>
          <table:table-cell office:value-type="string">
            <text:p>пошлость</text:p>
          </table:table-cell>
          <table:table-cell/>
          <table:table-cell table:style-name="ce2" office:value-type="string" table:number-columns-spanned="1" table:number-rows-spanned="2">
            <text:p>формула</text:p>
          </table:table-cell>
          <table:table-cell table:style-name="ce2" office:value-type="string">
            <text:p>мои подсчеты</text:p>
          </table:table-cell>
          <table:table-cell table:style-name="ce2"/>
        </table:table-row>
        <table:table-row table:style-name="ro1">
          <table:table-cell office:value-type="string">
            <text:p>Emphasis <text:s text:c="4"/>17</text:p>
          </table:table-cell>
          <table:table-cell office:value-type="string">
            <text:p>Vulgarity <text:s text:c="4"/>19</text:p>
          </table:table-cell>
          <table:table-cell/>
          <table:covered-table-cell table:style-name="ce2"/>
          <table:table-cell table:style-name="ce2" office:value-type="string">
            <text:p>специфическое слово</text:p>
          </table:table-cell>
          <table:table-cell table:style-name="ce2" office:value-type="string">
            <text:p>неспецифическое слово</text:p>
          </table:table-cell>
        </table:table-row>
        <table:table-row table:style-name="ro1">
          <table:table-cell office:value-type="string">
            <text:p>Accent <text:s text:c="9"/>12</text:p>
          </table:table-cell>
          <table:table-cell office:value-type="string">
            <text:p>Platitude <text:s text:c="5"/>4</text:p>
          </table:table-cell>
          <table:table-cell/>
          <table:table-cell table:style-name="ce3" office:value-type="string">
            <text:p>(F (Mmax))/ (NumM)</text:p>
          </table:table-cell>
          <table:table-cell table:formula="of:=[.A13]/[.A12]" office:value-type="float" office:value="3.4">
            <text:p>3,4</text:p>
          </table:table-cell>
          <table:table-cell table:formula="of:=[.B13]/[.B12]" office:value-type="float" office:value="2.375">
            <text:p>2,38</text:p>
          </table:table-cell>
        </table:table-row>
        <table:table-row table:style-name="ro1">
          <table:table-cell office:value-type="string">
            <text:p>Syllables <text:s text:c="6"/>2</text:p>
          </table:table-cell>
          <table:table-cell office:value-type="string">
            <text:p>Banality <text:s text:c="6"/>4</text:p>
          </table:table-cell>
          <table:table-cell/>
          <table:table-cell table:style-name="ce4" office:value-type="string">
            <text:p>F (O)/NumM </text:p>
          </table:table-cell>
          <table:table-cell table:formula="of:=[.A14]/[.A12]" office:value-type="float" office:value="15.8">
            <text:p>15,8</text:p>
          </table:table-cell>
          <table:table-cell table:formula="of:=[.B14]/[.B12]" office:value-type="float" office:value="10.875">
            <text:p>10,88</text:p>
          </table:table-cell>
        </table:table-row>
        <table:table-row table:style-name="ro1">
          <table:table-cell office:value-type="string">
            <text:p>Leaning <text:s text:c="9"/>1</text:p>
          </table:table-cell>
          <table:table-cell office:value-type="string">
            <text:p>Triviality <text:s text:c="7"/>5</text:p>
          </table:table-cell>
          <table:table-cell/>
          <table:table-cell table:style-name="ce4" office:value-type="string">
            <text:p>(F (Mmax)/F (Msec) </text:p>
          </table:table-cell>
          <table:table-cell table:formula="of:=[.A13]/[.A15]" office:value-type="float" office:value="1.30769230769231">
            <text:p>1,31</text:p>
          </table:table-cell>
          <table:table-cell table:formula="of:=[.B13]/[.B15]" office:value-type="float" office:value="3.8">
            <text:p>3,8</text:p>
          </table:table-cell>
        </table:table-row>
        <table:table-row table:style-name="ro1">
          <table:table-cell office:value-type="string">
            <text:p>Stress <text:s text:c="10"/>13</text:p>
          </table:table-cell>
          <table:table-cell office:value-type="string">
            <text:p>Poshlost <text:s text:c="6"/>2</text:p>
          </table:table-cell>
          <table:table-cell/>
          <table:table-cell table:style-name="ce4" office:value-type="string">
            <text:p>F (Mmax)/F (O) </text:p>
          </table:table-cell>
          <table:table-cell table:formula="of:=[.A13]/[.A14]" office:value-type="float" office:value="0.215189873417721">
            <text:p>0,22</text:p>
          </table:table-cell>
          <table:table-cell table:formula="of:=[.B13]/[.B14]" office:value-type="float" office:value="0.218390804597701">
            <text:p>0,22</text:p>
          </table:table-cell>
        </table:table-row>
        <table:table-row table:style-name="ro1">
          <table:table-cell/>
          <table:table-cell office:value-type="string">
            <text:p>Commonplace <text:s/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ark <text:s text:c="6"/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eptitude <text:s text:c="4"/>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всего переводов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самая частотная модель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string">
            <text:p>Кол-во вхождений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вторая частотная модель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9.04.2018</text:date>, <text:time>23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21S</meta:editing-duration>
    <meta:editing-cycles>3</meta:editing-cycles>
    <meta:generator>OpenOffice/4.1.3$Win32 OpenOffice.org_project/413m1$Build-9783</meta:generator>
    <dc:date>2018-04-09T23:56:18.25</dc:date>
    <meta:document-statistic meta:table-count="3" meta:cell-count="47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